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text-align="center" fo:margin-top="0.1111in" fo:line-height="102%"/>
      <style:text-properties fo:font-size="22pt" style:font-size-asian="22pt" style:font-size-complex="22pt"/>
    </style:style>
    <style:style style:name="P2" style:parent-style-name="Standard" style:family="paragraph">
      <style:paragraph-properties fo:widows="0" fo:orphans="0" fo:text-align="center" fo:margin-top="0.1111in" fo:line-height="102%"/>
      <style:text-properties fo:color="#C9211E" fo:font-size="20pt" style:font-size-asian="20pt" style:font-size-complex="20pt"/>
    </style:style>
    <style:style style:name="P3" style:parent-style-name="Normal" style:family="paragraph">
      <style:paragraph-properties fo:widows="0" fo:orphans="0" fo:text-align="center" fo:margin-top="0.1111in" fo:line-height="102%" fo:margin-left="0.4875in" fo:text-indent="-0.2486in">
        <style:tab-stops/>
      </style:paragraph-properties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widows="0" fo:orphans="0" fo:text-align="center" fo:margin-top="0.1111in" fo:line-height="102%" fo:margin-left="0.4875in" fo:text-indent="-0.2486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7" style:parent-style-name="Normal" style:family="paragraph">
      <style:paragraph-properties fo:widows="0" fo:orphans="0" fo:text-align="center" fo:margin-top="0.1111in" fo:line-height="102%" fo:margin-left="0.4875in" fo:text-indent="-0.2486in">
        <style:tab-stops/>
      </style:paragraph-properties>
      <style:text-properties fo:font-size="13pt" style:font-size-asian="13pt" style:font-size-complex="13pt"/>
    </style:style>
    <style:style style:name="P8" style:parent-style-name="Normal" style:family="paragraph">
      <style:paragraph-properties fo:widows="0" fo:orphans="0" fo:margin-top="0.1111in" fo:line-height="102%"/>
    </style:style>
    <style:style style:name="T9" style:parent-style-name="Fonteparág.padrão" style:family="text">
      <style:text-properties fo:font-weight="bold" style:font-weight-asian="bold" style:font-weight-complex="bold" fo:color="#28471F" fo:font-size="13pt" style:font-size-asian="13pt" style:font-size-complex="13pt"/>
    </style:style>
    <style:style style:name="P10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11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12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13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14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15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16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28471F" fo:font-size="13pt" style:font-size-asian="13pt" style:font-size-complex="13pt"/>
    </style:style>
    <style:style style:name="P17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28471F" fo:font-size="13pt" style:font-size-asian="13pt" style:font-size-complex="13pt"/>
    </style:style>
    <style:style style:name="P18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19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20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21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22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23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24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25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26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28471F" fo:font-size="13pt" style:font-size-asian="13pt" style:font-size-complex="13pt"/>
    </style:style>
    <style:style style:name="P27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81D32" fo:font-size="13pt" style:font-size-asian="13pt" style:font-size-complex="13pt"/>
    </style:style>
    <style:style style:name="P28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29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30" style:parent-style-name="Normal" style:family="paragraph">
      <style:paragraph-properties fo:widows="0" fo:orphans="0" fo:margin-top="0.1111in" fo:line-height="102%"/>
      <style:text-properties fo:font-weight="bold" style:font-weight-asian="bold" style:font-weight-complex="bold" fo:color="#4E102D" fo:font-size="13pt" style:font-size-asian="13pt" style:font-size-complex="13pt"/>
    </style:style>
    <style:style style:name="P31" style:parent-style-name="Normal" style:family="paragraph">
      <style:paragraph-properties fo:widows="0" fo:orphans="0" fo:margin-top="0.1111in" fo:line-height="102%"/>
    </style:style>
    <style:style style:name="T32" style:parent-style-name="Fonteparág.padrão" style:family="text">
      <style:text-properties fo:font-weight="bold" style:font-weight-asian="bold" style:font-weight-complex="bold" fo:color="#4E102D" fo:font-size="13pt" style:font-size-asian="13pt" style:font-size-complex="13pt"/>
    </style:style>
    <style:style style:name="P33" style:parent-style-name="Normal" style:family="paragraph">
      <style:paragraph-properties fo:widows="0" fo:orphans="0" fo:margin-top="0.1111in" fo:line-height="102%" fo:margin-left="0.4875in" fo:text-indent="-0.2486in">
        <style:tab-stops/>
      </style:paragraph-properties>
    </style:style>
  </office:automatic-styles>
  <office:body>
    <office:text text:use-soft-page-breaks="true">
      <text:p text:style-name="P1">Grupo 1 Projeto Integrador Rede Social</text:p>
      <text:p text:style-name="P2">VOZ ATIVA</text:p>
      <text:p text:style-name="P3"/>
      <text:p text:style-name="P4">Paulo Brisola, <text:s/>Pablo Cotrim, <text:s/>Ágatha Camargo,</text:p>
      <text:p text:style-name="P5">Suelen Bento, <text:s/>Izabela Almeida, Jéter Simão</text:p>
      <text:p text:style-name="P6"/>
      <text:p text:style-name="P7"/>
      <text:p text:style-name="P8"><text:span text:style-name="T9">TABELA – tb_tema</text:span></text:p>
      <text:p text:style-name="P10"/>
      <text:p text:style-name="P11">id BIGINT <text:s/>- <text:s/>Chave primaria de auto incremento.</text:p>
      <text:p text:style-name="P12">descricao VARCHAR(1000) <text:s/>- Campo de para descrever o tema</text:p>
      <text:p text:style-name="P13">tipo VARCHAR(2000) - <text:s/>Subtitulo do tema</text:p>
      <text:p text:style-name="P14">data DATE – Data da publicação</text:p>
      <text:p text:style-name="P15"/>
      <text:p text:style-name="P16">TABELA -tb_postagem</text:p>
      <text:p text:style-name="P17"/>
      <text:p text:style-name="P18">id BIGINT -Chave primaria de auto incremento.</text:p>
      <text:p text:style-name="P19">Titulo VARCHAR(50) <text:s/>- Campo para descrever o titulo</text:p>
      <text:p text:style-name="P20">texto <text:s/>VARCHAR(5000) <text:s/>- Campo para descrever o texto</text:p>
      <text:p text:style-name="P21">Imagem VARCHAR(255) - Campo de anexo</text:p>
      <text:p text:style-name="P22">tag VARCHAR(255) – Campos para engajamento</text:p>
      <text:p text:style-name="P23">tb_usuario_id BIGINT – Chave estrangeira da Tabela tb_usuario</text:p>
      <text:p text:style-name="P24">tb_tema_id BIGINT – Chave estrangeira da Tabela tb_tema</text:p>
      <text:p text:style-name="P25"/>
      <text:p text:style-name="P26">TABELA tb_usuario</text:p>
      <text:p text:style-name="P27"/>
      <text:p text:style-name="P28">id BIGINT - Chave primaria de auto incremento.</text:p>
      <text:p text:style-name="P29">nome<text:s/>completoVARCHAR(255) Campo para informações pessoais</text:p>
      <text:p text:style-name="P30">Email VARCHAR(255) – Campo para endereço eletrônico</text:p>
      <text:p text:style-name="P31"><text:span text:style-name="T32">senha VARCHAR(255) – Campo para senha pessoal</text:span>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line-height="115%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enovo</meta:initial-creator>
    <dc:creator>Suelen Bento</dc:creator>
    <meta:creation-date>2022-02-22T13:51:00Z</meta:creation-date>
    <dc:date>2022-02-22T13:51:00Z</dc:date>
    <meta:template xlink:href="Normal" xlink:type="simple"/>
    <meta:editing-cycles>2</meta:editing-cycles>
    <meta:editing-duration>PT360S</meta:editing-duration>
    <meta:document-statistic meta:page-count="1" meta:paragraph-count="1" meta:word-count="145" meta:character-count="933" meta:row-count="6" meta:non-whitespace-character-count="789"/>
  </office:meta>
</office:document-meta>
</file>